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02c2ec" officeooo:paragraph-rsid="0002c2ec"/>
    </style:style>
    <style:style style:name="P6" style:family="paragraph" style:parent-style-name="Text_20_body">
      <style:text-properties officeooo:paragraph-rsid="00098e76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paragraph-rsid="000c2577"/>
    </style:style>
    <style:style style:name="P10" style:family="paragraph" style:parent-style-name="Text_20_body">
      <style:text-properties officeooo:rsid="001796fb" officeooo:paragraph-rsid="000c2577"/>
    </style:style>
    <style:style style:name="P11" style:family="paragraph" style:parent-style-name="Text_20_body">
      <style:text-properties officeooo:rsid="001796fb" officeooo:paragraph-rsid="001cd0a5"/>
    </style:style>
    <style:style style:name="P12" style:family="paragraph" style:parent-style-name="Text_20_body">
      <style:text-properties officeooo:rsid="00140416" officeooo:paragraph-rsid="00140416"/>
    </style:style>
    <style:style style:name="P13" style:family="paragraph" style:parent-style-name="Text_20_body">
      <style:text-properties officeooo:rsid="00178e6a" officeooo:paragraph-rsid="00178e6a"/>
    </style:style>
    <style:style style:name="P14" style:family="paragraph" style:parent-style-name="Text_20_body">
      <style:text-properties officeooo:rsid="00178e6a" officeooo:paragraph-rsid="001cd0a5"/>
    </style:style>
    <style:style style:name="P15" style:family="paragraph" style:parent-style-name="Text_20_body">
      <style:text-properties officeooo:rsid="00275c57" officeooo:paragraph-rsid="00275c57"/>
    </style:style>
    <style:style style:name="P16" style:family="paragraph" style:parent-style-name="Text_20_body">
      <style:text-properties officeooo:rsid="0035d09e" officeooo:paragraph-rsid="0035d09e"/>
    </style:style>
    <style:style style:name="P17" style:family="paragraph" style:parent-style-name="Text_20_body">
      <style:text-properties officeooo:rsid="0020ff12" officeooo:paragraph-rsid="0020ff12"/>
    </style:style>
    <style:style style:name="P18" style:family="paragraph" style:parent-style-name="Text_20_body">
      <style:text-properties officeooo:rsid="0038664e" officeooo:paragraph-rsid="0038ea85"/>
    </style:style>
    <style:style style:name="P19" style:family="paragraph" style:parent-style-name="Text_20_body">
      <style:text-properties officeooo:rsid="0038ea85" officeooo:paragraph-rsid="0038ea85"/>
    </style:style>
    <style:style style:name="P20" style:family="paragraph" style:parent-style-name="Text_20_body">
      <style:text-properties officeooo:rsid="000f5a8d" officeooo:paragraph-rsid="000c2577"/>
    </style:style>
    <style:style style:name="P21" style:family="paragraph" style:parent-style-name="Text_20_body">
      <style:text-properties officeooo:rsid="002a870a" officeooo:paragraph-rsid="002a870a"/>
    </style:style>
    <style:style style:name="P22" style:family="paragraph" style:parent-style-name="Text_20_body">
      <style:text-properties officeooo:rsid="002c75fe" officeooo:paragraph-rsid="002c75fe"/>
    </style:style>
    <style:style style:name="P23" style:family="paragraph" style:parent-style-name="Text_20_body">
      <style:text-properties officeooo:rsid="0031adc1" officeooo:paragraph-rsid="0031adc1"/>
    </style:style>
    <style:style style:name="P24" style:family="paragraph" style:parent-style-name="Text_20_body">
      <style:text-properties officeooo:rsid="003347d8" officeooo:paragraph-rsid="003347d8"/>
    </style:style>
    <style:style style:name="P25" style:family="paragraph" style:parent-style-name="Text_20_body">
      <style:text-properties officeooo:rsid="002572c8" officeooo:paragraph-rsid="002572c8"/>
    </style:style>
    <style:style style:name="P26" style:family="paragraph" style:parent-style-name="Text_20_body">
      <style:text-properties officeooo:rsid="001a3b17" officeooo:paragraph-rsid="001a3b17"/>
    </style:style>
    <style:style style:name="T1" style:family="text">
      <style:text-properties officeooo:rsid="00023cf4"/>
    </style:style>
    <style:style style:name="T2" style:family="text">
      <style:text-properties officeooo:rsid="0004617b"/>
    </style:style>
    <style:style style:name="T3" style:family="text">
      <style:text-properties officeooo:rsid="00047d59"/>
    </style:style>
    <style:style style:name="T4" style:family="text">
      <style:text-properties officeooo:rsid="00075c1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a79cd"/>
    </style:style>
    <style:style style:name="T7" style:family="text">
      <style:text-properties officeooo:rsid="00062ef1"/>
    </style:style>
    <style:style style:name="T8" style:family="text">
      <style:text-properties officeooo:rsid="000ab9eb"/>
    </style:style>
    <style:style style:name="T9" style:family="text">
      <style:text-properties officeooo:rsid="00094ea5"/>
    </style:style>
    <style:style style:name="T10" style:family="text">
      <style:text-properties officeooo:rsid="00096c0d"/>
    </style:style>
    <style:style style:name="T11" style:family="text">
      <style:text-properties officeooo:rsid="000675f8"/>
    </style:style>
    <style:style style:name="T12" style:family="text">
      <style:text-properties officeooo:rsid="000c2577"/>
    </style:style>
    <style:style style:name="T13" style:family="text">
      <style:text-properties officeooo:rsid="001bac9e"/>
    </style:style>
    <style:style style:name="T14" style:family="text">
      <style:text-properties officeooo:rsid="001dd2f2"/>
    </style:style>
    <style:style style:name="T15" style:family="text">
      <style:text-properties officeooo:rsid="001238b8"/>
    </style:style>
    <style:style style:name="T16" style:family="text">
      <style:text-properties officeooo:rsid="001baf61"/>
    </style:style>
    <style:style style:name="T17" style:family="text">
      <style:text-properties officeooo:rsid="001cd0a5"/>
    </style:style>
    <style:style style:name="T18" style:family="text">
      <style:text-properties officeooo:rsid="0028d5a6"/>
    </style:style>
    <style:style style:name="T19" style:family="text">
      <style:text-properties officeooo:rsid="002d649a"/>
    </style:style>
    <style:style style:name="T20" style:family="text">
      <style:text-properties officeooo:rsid="00304149"/>
    </style:style>
    <style:style style:name="T21" style:family="text">
      <style:text-properties officeooo:rsid="00394f3b"/>
    </style:style>
    <style:style style:name="T22" style:family="text">
      <style:text-properties officeooo:rsid="0035e705"/>
    </style:style>
    <style:style style:name="T23" style:family="text">
      <style:text-properties officeooo:rsid="00366bb7"/>
    </style:style>
    <style:style style:name="T24" style:family="text">
      <style:text-properties officeooo:rsid="00231a8e"/>
    </style:style>
    <style:style style:name="T25" style:family="text">
      <style:text-properties officeooo:rsid="0024db0d"/>
    </style:style>
    <style:style style:name="T26" style:family="text">
      <style:text-properties officeooo:rsid="0038ea85"/>
    </style:style>
    <style:style style:name="T27" style:family="text">
      <style:text-properties officeooo:rsid="0029a9cb"/>
    </style:style>
    <style:style style:name="T28" style:family="text">
      <style:text-properties officeooo:rsid="0035070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nterface client :</text:p>
      <text:p text:style-name="Standard"/>
      <text:list text:style-name="L1">
        <text:list-item>
          <text:p text:style-name="P2">Découverte et lecture de vidéos </text:p>
        </text:list-item>
        <text:list-item>
          <text:p text:style-name="P2">Interaction avec les vidéos (likes, commentaires) </text:p>
        </text:list-item>
        <text:list-item>
          <text:p text:style-name="P3">Recommandations personnalisées <text:span text:style-name="T1">et paramétrable </text:span><text:span text:style-name="T2">(l’utilisateur doit pouvoir filtrer les vidéos en fonction de leurs tags, durées…)</text:span></text:p>
        </text:list-item>
      </text:list>
      <text:p text:style-name="Text_20_body"><text:span text:style-name="T3">Te</text:span>chnologies : <text:span text:style-name="T4">HTML, CSS et JavaScript simple et basique</text:span></text:p>
      <text:p text:style-name="Standard"/>
      <text:p text:style-name="Standard"><text:tab/><text:span text:style-name="T5">Serveur algorithme :</text:span></text:p>
      <text:p text:style-name="Standard"/>
      <text:list text:style-name="L2">
        <text:list-item>
          <text:p text:style-name="P4">Système de recommandation basé sur les préférences des utilisateurs </text:p>
        </text:list-item>
        <text:list-item>
          <text:p text:style-name="P5">pas d’IA : fonction des vidéos (vues, likes, commentaires, tags, région, <text:span text:style-name="T6">dates</text:span>) et du client (tags préférés, vidéos déjà visionnées, durée vidéo)</text:p>
        </text:list-item>
      </text:list>
      <text:p text:style-name="Standard"/>
      <text:p text:style-name="P6"><text:span text:style-name="T3">Te</text:span>chnologies : <text:span text:style-name="T7">Python </text:span><text:span text:style-name="T8">(avec Flask)</text:span><text:span text:style-name="T7">, </text:span><text:span text:style-name="T9">SQL </text:span><text:span text:style-name="T10">(avec dBeaver, </text:span>Postgres<text:span text:style-name="T10">)</text:span></text:p>
      <text:p text:style-name="Standard"/>
      <text:p text:style-name="Standard"><text:tab/><text:span text:style-name="T5">Serveur créateur/hébergeur : </text:span></text:p>
      <text:p text:style-name="Standard"/>
      <text:list text:style-name="L3">
        <text:list-item>
          <text:p text:style-name="P7">Téléchargement et gestion des vidéos </text:p>
        </text:list-item>
        <text:list-item>
          <text:p text:style-name="P8">Stockage et diffusion des vidéos</text:p>
        </text:list-item>
      </text:list>
      <text:p text:style-name="P9"><text:span text:style-name="T3">Te</text:span>chnologies : Node.<text:span text:style-name="T11">js ? </text:span><text:span text:style-name="T12">Ou </text:span><text:span text:style-name="T7">Python </text:span><text:span text:style-name="T8">(avec Flask) ?</text:span></text:p>
      <text:p text:style-name="P9"/>
      <text:p text:style-name="P9"/>
      <text:p text:style-name="P9"/>
      <text:p text:style-name="P10"/>
      <text:p text:style-name="P11">Utilisateurs :paramètres, <text:s/>commentaires, <text:span text:style-name="T13">compte les vues </text:span><text:span text:style-name="T14">(si pas en session??)</text:span><text:span text:style-name="T13">,</text:span></text:p>
      <text:p text:style-name="P11"><text:span text:style-name="T15">page utilisateurs : upload et gestion des vidéos si login </text:span>et possède serveur<text:span text:style-name="T15">, affichage des vidéos</text:span></text:p>
      <text:p text:style-name="P12"/>
      <text:p text:style-name="P13">database : </text:p>
      <text:p text:style-name="P13">- date d’upload originale des vidéos, et dernière update de vidéo</text:p>
      <text:p text:style-name="P13">- tableau playlist (watch later + historique+ custom…) relie video, user, nom playlist</text:p>
      <text:p text:style-name="P14">- <text:span text:style-name="T16">abonnement</text:span><text:span text:style-name="T17">s</text:span></text:p>
      <text:p text:style-name="P14">- <text:span text:style-name="T18">tags des vidéos</text:span></text:p>
      <text:p text:style-name="P13"/>
      <text:p text:style-name="P15">Hébergeur :</text:p>
      <text:p text:style-name="P15">- L’hébergeur peut <text:span text:style-name="T19">gérer ses</text:span> vidéo<text:span text:style-name="T19">s</text:span></text:p>
      <text:p text:style-name="P15">- <text:span text:style-name="T20">doit pouvoir héberger plusieurs chaînes → retourne les auteurs par vidéos</text:span></text:p>
      <text:p text:style-name="P13"/>
      <text:p text:style-name="P13"><text:soft-page-break/></text:p>
      <text:p text:style-name="P16">Avatar lorsq<text:span text:style-name="T21">ue</text:span> sur watch.html</text:p>
      <text:p text:style-name="P17">likes : </text:p>
      <text:p text:style-name="P17">→ get_all_videos <text:span text:style-name="T22">les likes ne marchent pas (</text:span><text:span text:style-name="T23">mais on change la fonction)</text:span></text:p>
      <text:p text:style-name="P17">→ optimiser requete add_like_dislike</text:p>
      <text:p text:style-name="P17">→ <text:span text:style-name="T24">style des likes losque non connecter + info : dire qu’il faut être connect</text:span><text:span text:style-name="T25">é</text:span></text:p>
      <text:p text:style-name="P18">requete sql longue : </text:p>
      <text:p text:style-name="P18">- séparer en plusieurs variable puis rassembler pour mettre des commentaires</text:p>
      <text:p text:style-name="P18">- <text:span text:style-name="T26">SQL views</text:span></text:p>
      <text:p text:style-name="P19">Tags : 5 max par vidéos ?</text:p>
      <text:p text:style-name="P20">secure_filename() <text:span text:style-name="T27">pour les pseudos et mdp</text:span></text:p>
      <text:p text:style-name="P21">test taille max upload fichier (pfp)</text:p>
      <text:p text:style-name="P22">véri<text:span text:style-name="T19">f</text:span>ier user inputs (login, register, update pfp, update channel_url,…)</text:p>
      <text:p text:style-name="P23">lorsque algorithme update_channel() et get channelinfo de hébergeur → get channelinfo/author ?</text:p>
      <text:p text:style-name="P24">Algorithme ? f( Tag des vidéos, likes, dislike, vues, <text:span text:style-name="T28">commentaires</text:span>)</text:p>
      <text:p text:style-name="P25">Cloud flare tunnel</text:p>
      <text:p text:style-name="P26">session secret key</text:p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13:30:30.011000000</meta:creation-date>
    <dc:date>2025-12-22T14:25:07.446000000</dc:date>
    <meta:editing-duration>P1DT14H35M7S</meta:editing-duration>
    <meta:editing-cycles>58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39" meta:word-count="300" meta:character-count="1929" meta:non-whitespace-character-count="1663"/>
  </office:meta>
</office:document-meta>
</file>